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0e374" officeooo:paragraph-rsid="0000e374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4b6a0" officeooo:paragraph-rsid="0004b6a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62dd8" officeooo:paragraph-rsid="00062dd8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62dd8" officeooo:paragraph-rsid="00062dd8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7b65e" officeooo:paragraph-rsid="0007b65e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3pt" fo:font-weight="normal" officeooo:rsid="0000e374" officeooo:paragraph-rsid="0000e374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152f2" officeooo:paragraph-rsid="0004a4e9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0152f2" officeooo:paragraph-rsid="0004b6a0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style="italic" fo:font-weight="bold" officeooo:rsid="000152f2" officeooo:paragraph-rsid="0004b6a0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1ce74"/>
    </style:style>
    <style:style style:name="T2" style:family="text">
      <style:text-properties officeooo:rsid="0004a4e9"/>
    </style:style>
    <style:style style:name="T3" style:family="text">
      <style:text-properties officeooo:rsid="0004b6a0"/>
    </style:style>
    <style:style style:name="T4" style:family="text">
      <style:text-properties fo:font-weight="bold" officeooo:rsid="0004b6a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6"/>
      <text:p text:style-name="P7">- generalised information about the emergence of echo chambers<text:span text:style-name="T1">. <text:s/>mispredictions on 2016 US election and brexit vote. <text:s/>targeted advertising and the manipulation of opinion and perception. <text:s/>understanding how our natural inclination to seek opinions that confirm own schema creates a reinforcing loop which may lead to radicalisation or at least a lack of dialogue between opposing opinions. <text:s/>this lack of communication between parts of the system may undermine the ability for us to tackle global problems. <text:s/>having a worldview reinforced, reduces critical faculties, as the agent has a desire for information to be correct (fake news, bad science), this mechanism happens at the social scale also, whereby a group collectively want an outcome</text:span></text:p>
      <text:p text:style-name="P7"/>
      <text:p text:style-name="P9"><text:span text:style-name="T2">definition-ey section (maybe just combine with previous work section, sprinkling these in)</text:span></text:p>
      <text:p text:style-name="P8"><text:span text:style-name="T4">filter bubble </text:span><text:span text:style-name="T3">- minimising exposure to information search, perception, selection, remembering the sum of which causes individual users to receive from the universe of available information only a tailored selection that fits their pre-existing attitudes</text:span></text:p>
      <text:p text:style-name="P8"/>
      <text:p text:style-name="P8"><text:span text:style-name="T4">silence spiral -</text:span><text:span text:style-name="T3"> fear of isolation causes individuals to remain silent instead of sharing an opinion, conformity through fear of isolation</text:span></text:p>
      <text:p text:style-name="P8"/>
      <text:p text:style-name="P8"><text:span text:style-name="T4">echo chamber</text:span><text:span text:style-name="T3"> - where filter bubbles of interacting individuals strongly overlap. <text:s/></text:span><text:span text:style-name="T4">beliefs are amplified re-inforced by communication and reputation inside a closed system</text:span></text:p>
      <text:p text:style-name="P8"><text:span text:style-name="T4"/></text:p>
      <text:p text:style-name="P8"><text:span text:style-name="T4">confirmation bias</text:span><text:span text:style-name="T3"> - tendency to search for, interpret, favor and recall information in a way that confirms ones preexisting beliefs or hypothesis </text:span></text:p>
      <text:p text:style-name="P8"/>
      <text:p text:style-name="P8"><text:span text:style-name="T4">homophily </text:span><text:span text:style-name="T3">- tendency to associate/bond with similar people. tendency is even stronger amongst more extreme views(also more likely to disconnect from opponents)</text:span></text:p>
      <text:p text:style-name="P8"/>
      <text:p text:style-name="P8"/>
      <text:p text:style-name="P2">Previous Work and Lit Review</text:p>
      <text:p text:style-name="P2"/>
      <text:p text:style-name="P4">focused on the ideas and works that we implemented e.g.: confirmation bias, social influence (majority vote), reputation/trust, watts-strogatz(beta's effect on clustering and path length) and ba in relation to social networks (no general intro necessary). </text:p>
      <text:p text:style-name="P4"/>
      <text:p text:style-name="P4">work on things we find : echo chambers, minority/majority, silent spiral, </text:p>
      <text:p text:style-name="P4"/>
      <text:p text:style-name="P4"/>
      <text:p text:style-name="P4"/>
      <text:p text:style-name="P3">Model Description</text:p>
      <text:p text:style-name="P3"><text:span text:style-name="T5"/></text:p>
      <text:p text:style-name="P3"><text:span text:style-name="T5">-start with overview then work from ideas previously mentioned into how they are executed in model. <text:s/></text:span></text:p>
      <text:p text:style-name="P5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26:00.422427284</meta:creation-date>
    <dc:date>2019-01-31T10:49:41.136890865</dc:date>
    <meta:editing-duration>PT13H5M21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13" meta:word-count="318" meta:character-count="2177" meta:non-whitespace-character-count="1861"/>
  </office:meta>
</office:document-meta>
</file>